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JXc-TeX-math-I" svg:font-family="MJXc-TeX-math-I, MJXc-TeX-math-Ix, MJXc-TeX-math-Iw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f1fd" officeooo:paragraph-rsid="0008f1fd" style:font-weight-asian="bold" style:font-weight-complex="bold"/>
    </style:style>
    <style:style style:name="P2" style:family="paragraph" style:parent-style-name="Standard">
      <style:text-properties fo:font-weight="bold" officeooo:rsid="00113fb3" officeooo:paragraph-rsid="00113fb3" style:font-weight-asian="bold" style:font-weight-complex="bold"/>
    </style:style>
    <style:style style:name="P3" style:family="paragraph" style:parent-style-name="Standard">
      <style:text-properties fo:font-weight="normal" officeooo:rsid="0008f1fd" officeooo:paragraph-rsid="0008f1fd" style:font-weight-asian="normal" style:font-weight-complex="normal"/>
    </style:style>
    <style:style style:name="P4" style:family="paragraph" style:parent-style-name="Standard">
      <style:text-properties fo:font-weight="normal" officeooo:rsid="000aaafd" officeooo:paragraph-rsid="000b4e13" style:font-weight-asian="normal" style:font-weight-complex="normal"/>
    </style:style>
    <style:style style:name="P5" style:family="paragraph" style:parent-style-name="Standard">
      <style:text-properties fo:font-weight="normal" officeooo:rsid="000b4e13" officeooo:paragraph-rsid="000b4e13" style:font-weight-asian="normal" style:font-weight-complex="normal"/>
    </style:style>
    <style:style style:name="P6" style:family="paragraph" style:parent-style-name="Standard">
      <style:text-properties fo:font-weight="normal" officeooo:rsid="000b4e13" officeooo:paragraph-rsid="00113fb3" style:font-weight-asian="normal" style:font-weight-complex="normal"/>
    </style:style>
    <style:style style:name="P7" style:family="paragraph" style:parent-style-name="Standard">
      <style:text-properties fo:font-weight="normal" officeooo:rsid="000d61cb" officeooo:paragraph-rsid="000d61cb" style:font-weight-asian="normal" style:font-weight-complex="normal"/>
    </style:style>
    <style:style style:name="P8" style:family="paragraph" style:parent-style-name="Standard">
      <style:text-properties fo:font-weight="normal" officeooo:rsid="00113fb3" officeooo:paragraph-rsid="00113fb3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aaafd" officeooo:paragraph-rsid="000b4e13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aaafd" officeooo:paragraph-rsid="000bb411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129f33" officeooo:paragraph-rsid="00129f33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132be2" officeooo:paragraph-rsid="00132be2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113fb3" officeooo:paragraph-rsid="00113fb3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146f34" officeooo:paragraph-rsid="00146f34" style:font-weight-asian="normal" style:font-weight-complex="normal"/>
    </style:style>
    <style:style style:name="P15" style:family="paragraph" style:parent-style-name="Standard" style:list-style-name="L2">
      <style:text-properties officeooo:paragraph-rsid="00146f34"/>
    </style:style>
    <style:style style:name="P16" style:family="paragraph"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T1" style:family="text">
      <style:text-properties officeooo:rsid="000b4e13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0b4e13" style:font-name-asian="Liberation Serif1" style:font-name-complex="Liberation Serif1"/>
    </style:style>
    <style:style style:name="T4" style:family="text">
      <style:text-properties style:font-name="Liberation Serif1" officeooo:rsid="00129f33" style:font-name-asian="Liberation Serif1" style:font-name-complex="Liberation Serif1"/>
    </style:style>
    <style:style style:name="T5" style:family="text">
      <style:text-properties style:font-name="Liberation Serif1" officeooo:rsid="00132be2" style:font-name-asian="Liberation Serif1" style:font-name-complex="Liberation Serif1"/>
    </style:style>
    <style:style style:name="T6" style:family="text">
      <style:text-properties style:font-name="Liberation Serif1" fo:font-weight="normal" officeooo:rsid="00132be2" style:font-name-asian="Liberation Serif1" style:font-weight-asian="normal" style:font-name-complex="Liberation Serif1" style:font-weight-complex="normal"/>
    </style:style>
    <style:style style:name="T7" style:family="text">
      <style:text-properties style:font-name="Liberation Serif1" fo:font-weight="normal" officeooo:rsid="00129f33" style:font-name-asian="Liberation Serif1" style:font-weight-asian="normal" style:font-name-complex="Liberation Serif1" style:font-weight-complex="normal"/>
    </style:style>
    <style:style style:name="T8" style:family="text">
      <style:text-properties style:font-name="Liberation Serif" style:font-name-asian="NSimSun" style:font-name-complex="Lucida Sans"/>
    </style:style>
    <style:style style:name="T9" style:family="text">
      <style:text-properties style:font-name="Liberation Serif" officeooo:rsid="000bb411" style:font-name-asian="NSimSun" style:font-name-complex="Lucida Sans"/>
    </style:style>
    <style:style style:name="T10" style:family="text">
      <style:text-properties officeooo:rsid="00113fb3"/>
    </style:style>
    <style:style style:name="T11" style:family="text">
      <style:text-properties fo:font-variant="normal" fo:text-transform="none" fo:color="#444444" style:font-name="MJXc-TeX-math-I" fo:font-size="10.8000001907349pt" fo:letter-spacing="normal" fo:font-style="normal" fo:font-weight="normal" officeooo:rsid="00146f34" style:font-name-asian="Liberation Serif1" style:font-weight-asian="normal" style:font-name-complex="Liberation Serif1" style:font-weight-complex="normal"/>
    </style:style>
    <style:style style:name="T12" style:family="text">
      <style:text-properties officeooo:rsid="0015d138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</text:p>
      <text:p text:style-name="P1"/>
      <text:p text:style-name="P3">1)</text:p>
      <text:list xml:id="list1909189638" text:style-name="L1">
        <text:list-item>
          <text:p text:style-name="P9">A<text:span text:style-name="T1">(0 ; 0)</text:span></text:p>
          <text:p text:style-name="P9">B<text:span text:style-name="T1">(1 ; 0) </text:span></text:p>
          <text:p text:style-name="P9">C<text:span text:style-name="T1">(1 ; 1)</text:span></text:p>
          <text:p text:style-name="P9">D<text:span text:style-name="T1">(0 ; 1)</text:span></text:p>
          <text:p text:style-name="P9">E<text:span text:style-name="T1">(0,5 ; </text:span><text:span text:style-name="T3">√</text:span><text:span text:style-name="T9">3/2</text:span><text:span text:style-name="T1">)</text:span></text:p>
          <text:p text:style-name="P10">F<text:span text:style-name="T1">((2+</text:span><text:span text:style-name="T3">√</text:span><text:span text:style-name="T9">3)/2</text:span><text:span text:style-name="T1"> ; 0,5)</text:span></text:p>
        </text:list-item>
      </text:list>
      <text:p text:style-name="P7"/>
      <text:list xml:id="list220650476876670" text:continue-numbering="true" text:style-name="L1">
        <text:list-item>
          <text:p text:style-name="P9"/>
        </text:list-item>
      </text:list>
      <text:p text:style-name="P4"/>
      <text:p text:style-name="P7">2) <text:tab/>𝛼 = <text:span text:style-name="T10">180 - 120 = </text:span>60°</text:p>
      <text:p text:style-name="P7"><text:tab/>𝛽 = <text:span text:style-name="T10">90 - 60 = </text:span>30°</text:p>
      <text:p text:style-name="P7"><text:tab/>𝜃 = <text:span text:style-name="T10">(180 - 30) / 2</text:span> <text:span text:style-name="T10">= </text:span>75°</text:p>
      <text:p text:style-name="P7"><text:tab/>𝜇 = <text:span text:style-name="T10">90 + 60</text:span> <text:span text:style-name="T10">= 150°</text:span></text:p>
      <text:p text:style-name="P5"><draw:line text:anchor-type="paragraph" draw:z-index="0" draw:name="Forme1" draw:style-name="gr2" draw:text-style-name="P17" svg:x1="1.316cm" svg:y1="0.504cm" svg:x2="1.686cm" svg:y2="0.372cm"><text:p/></draw:line></text:p>
      <text:p text:style-name="P5"><draw:line text:anchor-type="paragraph" draw:z-index="1" draw:name="Forme2" draw:style-name="gr1" draw:text-style-name="P16" svg:x1="2.004cm" svg:y1="0.017cm" svg:x2="1.686cm" svg:y2="-0.115cm"><text:p/></draw:line><draw:line text:anchor-type="paragraph" draw:z-index="2" draw:name="Forme3" draw:style-name="gr1" draw:text-style-name="P16" svg:x1="1.342cm" svg:y1="0.547cm" svg:x2="1.66cm" svg:y2="0.388cm"><text:p/></draw:line><draw:line text:anchor-type="paragraph" draw:z-index="3" draw:name="Forme4" draw:style-name="gr1" draw:text-style-name="P16" svg:x1="1.951cm" svg:y1="0.547cm" svg:x2="1.66cm" svg:y2="0.388cm"><text:p/></draw:line><text:tab/><text:span text:style-name="T10">EDC = 90 - 75 = 15°</text:span></text:p>
      <text:p text:style-name="P6"><text:tab/><text:span text:style-name="T10">FDC = 90 - 75 = 15°</text:span></text:p>
      <text:p text:style-name="P5"/>
      <text:p text:style-name="P8"/>
      <text:p text:style-name="P2">EXERCICE 2</text:p>
      <text:p text:style-name="P2"/>
      <text:p text:style-name="P8">1.</text:p>
      <text:list xml:id="list2609003998" text:style-name="L2">
        <text:list-item>
          <text:p text:style-name="P11">cos(x) <text:span text:style-name="T2">≥</text:span><text:span text:style-name="T8"> 0</text:span></text:p>
          <text:p text:style-name="P12"><text:span text:style-name="T8">x </text:span><text:span text:style-name="T4">≥ </text:span><text:span text:style-name="T2">arccos(0)</text:span></text:p>
          <text:p text:style-name="P15"><text:span text:style-name="T6">x </text:span><text:span text:style-name="T7">≥ </text:span><text:span text:style-name="T11">𝜋</text:span><text:span text:style-name="T4">/</text:span><text:span text:style-name="T5">2</text:span></text:p>
        </text:list-item>
        <text:list-item>
          <text:p text:style-name="P13">cos(𝑥) ≥ − 1/2</text:p>
          <text:p text:style-name="P12">x <text:span text:style-name="T10">≥ </text:span>arccos(-1/2)</text:p>
          <text:p text:style-name="P14">x <text:span text:style-name="T10">≥ -</text:span>𝜋/3</text:p>
        </text:list-item>
      </text:list>
      <text:p text:style-name="P8"/>
      <text:p text:style-name="P8">2.<text:span text:style-name="T12"><text:tab/></text:span>cos<text:span text:style-name="T12">²</text:span>(𝑥) + 1/2cos(𝑥) ≥ 0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JXc-TeX-math-I" svg:font-family="MJXc-TeX-math-I, MJXc-TeX-math-Ix, MJXc-TeX-math-Iw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3T16:18:36.914000000</meta:creation-date>
    <meta:generator>LibreOffice/6.3.4.2$Windows_X86_64 LibreOffice_project/60da17e045e08f1793c57c00ba83cdfce946d0aa</meta:generator>
    <dc:date>2020-05-04T22:06:48.411000000</dc:date>
    <meta:editing-duration>PT1H12M39S</meta:editing-duration>
    <meta:editing-cycles>6</meta:editing-cycles>
    <meta:document-statistic meta:table-count="0" meta:image-count="0" meta:object-count="0" meta:page-count="1" meta:paragraph-count="24" meta:word-count="100" meta:character-count="314" meta:non-whitespace-character-count="236"/>
  </office:meta>
</office:document-meta>
</file>